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4">
      <style:paragraph-properties fo:margin-top="0in" fo:margin-bottom="0in" fo:padding="0.0193in" fo:border="0.0008in solid #d9d9e3"/>
    </style:style>
    <style:style style:name="P6" style:family="paragraph" style:parent-style-name="Text_20_body" style:list-style-name="L5">
      <style:paragraph-properties fo:margin-top="0in" fo:margin-bottom="0in" fo:padding="0.0193in" fo:border="0.0008in solid #d9d9e3"/>
    </style:style>
    <style:style style:name="P7" style:family="paragraph" style:parent-style-name="Text_20_body" style:list-style-name="L7">
      <style:paragraph-properties fo:margin-top="0in" fo:margin-bottom="0in" fo:padding="0.0193in" fo:border="0.0008in solid #d9d9e3"/>
    </style:style>
    <style:style style:name="P8" style:family="paragraph" style:parent-style-name="Text_20_body" style:list-style-name="L9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Text_20_body" style:list-style-name="L7">
      <style:paragraph-properties fo:padding="0.0193in" fo:border="0.0008in solid #d9d9e3"/>
    </style:style>
    <style:style style:name="P17" style:family="paragraph" style:parent-style-name="Text_20_body" style:list-style-name="L8">
      <style:paragraph-properties fo:padding="0.0193in" fo:border="0.0008in solid #d9d9e3"/>
    </style:style>
    <style:style style:name="P18" style:family="paragraph" style:parent-style-name="Text_20_body" style:list-style-name="L9">
      <style:paragraph-properties fo:padding="0.0193in" fo:border="0.0008in solid #d9d9e3"/>
    </style:style>
    <style:style style:name="P19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о нужно знать разработчику wp - весь список</text:p>
      <text:p text:style-name="P1">ChatGPT</text:p>
      <text:p text:style-name="P2">ChatGPT</text:p>
      <text:p text:style-name="P9">Разработка для WordPress включает в себя различные аспекты, и знание их поможет в создании качественных сайтов и плагинов. Вот список ключевых вещей, которые полезно знать разработчику WordPress:</text:p>
      <text:h text:style-name="P19" text:outline-level="3">1. Языки программирования:</text:h>
      <text:list xml:id="list359112335136193818" text:style-name="L1">
        <text:list-item>
          <text:p text:style-name="P3"><text:span text:style-name="Strong_20_Emphasis">PHP:</text:span> Основной язык для разработки WordPress.</text:p>
        </text:list-item>
        <text:list-item>
          <text:p text:style-name="P3"><text:span text:style-name="Strong_20_Emphasis">HTML/CSS:</text:span> Для создания макетов и стилей.</text:p>
        </text:list-item>
        <text:list-item>
          <text:p text:style-name="P10"><text:span text:style-name="Strong_20_Emphasis">JavaScript:</text:span> Для динамического поведения и интерактивности на стороне клиента.</text:p>
        </text:list-item>
      </text:list>
      <text:h text:style-name="P19" text:outline-level="3">2. Структура WordPress:</text:h>
      <text:list xml:id="list2919596933217393850" text:style-name="L2">
        <text:list-item>
          <text:p text:style-name="P4"><text:span text:style-name="Strong_20_Emphasis">Файловая структура:</text:span> Понимание иерархии файлов и их назначения.</text:p>
        </text:list-item>
        <text:list-item>
          <text:p text:style-name="P11"><text:span text:style-name="Strong_20_Emphasis">Шаблоны:</text:span> Создание и использование шаблонов страниц и постов.</text:p>
        </text:list-item>
      </text:list>
      <text:h text:style-name="P19" text:outline-level="3">3. Работа с базой данных:</text:h>
      <text:list xml:id="list8896141906476245276" text:style-name="L3">
        <text:list-item>
          <text:p text:style-name="P12"><text:span text:style-name="Strong_20_Emphasis">База данных MySQL:</text:span> Знание запросов и взаимодействия с базой данных.</text:p>
        </text:list-item>
      </text:list>
      <text:h text:style-name="P19" text:outline-level="3">4. API и хуки WordPress:</text:h>
      <text:list xml:id="list4165275412635504986" text:style-name="L4">
        <text:list-item>
          <text:p text:style-name="P5"><text:span text:style-name="Strong_20_Emphasis">Хуки:</text:span> Использование хуков (actions и filters) для расширения функционала WordPress.</text:p>
        </text:list-item>
        <text:list-item>
          <text:p text:style-name="P13"><text:span text:style-name="Strong_20_Emphasis">REST API:</text:span> Взаимодействие с WordPress через REST API.</text:p>
        </text:list-item>
      </text:list>
      <text:h text:style-name="P19" text:outline-level="3">5. Создание плагинов и тем:</text:h>
      <text:list xml:id="list55274770959633885" text:style-name="L5">
        <text:list-item>
          <text:p text:style-name="P6"><text:span text:style-name="Strong_20_Emphasis">Создание тем:</text:span> Разработка пользовательских тем с использованием PHP, HTML, CSS.</text:p>
        </text:list-item>
        <text:list-item>
          <text:p text:style-name="P14"><text:span text:style-name="Strong_20_Emphasis">Создание плагинов:</text:span> Расширение функционала WordPress через плагины.</text:p>
        </text:list-item>
      </text:list>
      <text:h text:style-name="P19" text:outline-level="3">6. Работа с функциями WordPress:</text:h>
      <text:list xml:id="list4888288953757356346" text:style-name="L6">
        <text:list-item>
          <text:p text:style-name="P15"><text:span text:style-name="Strong_20_Emphasis">Шаблоны и функции:</text:span> Использование функций, таких как <text:span text:style-name="Source_20_Text">get_header()</text:span>, <text:span text:style-name="Source_20_Text">get_footer()</text:span>, <text:span text:style-name="Source_20_Text">the_title()</text:span>, <text:span text:style-name="Source_20_Text">the_content()</text:span> и других.</text:p>
        </text:list-item>
      </text:list>
      <text:h text:style-name="P19" text:outline-level="3">7. Оптимизация и безопасность:</text:h>
      <text:list xml:id="list8111829388822391102" text:style-name="L7">
        <text:list-item>
          <text:p text:style-name="P7"><text:span text:style-name="Strong_20_Emphasis">Оптимизация:</text:span> Улучшение производительности, кеширование, оптимизация изображений.</text:p>
        </text:list-item>
        <text:list-item>
          <text:p text:style-name="P16"><text:span text:style-name="Strong_20_Emphasis">Безопасность:</text:span> Понимание основ безопасности WordPress и устранение уязвимостей.</text:p>
        </text:list-item>
      </text:list>
      <text:h text:style-name="P19" text:outline-level="3">8. Управление контентом:</text:h>
      <text:list xml:id="list5704000682901065400" text:style-name="L8">
        <text:list-item>
          <text:p text:style-name="P17"><text:span text:style-name="Strong_20_Emphasis">Создание контента:</text:span> Понимание типов записей, пользовательских полей и таксономий.</text:p>
        </text:list-item>
      </text:list>
      <text:h text:style-name="P19" text:outline-level="3"><text:soft-page-break/>9. Инструменты и средства разработки:</text:h>
      <text:list xml:id="list1986795479501018087" text:style-name="L9">
        <text:list-item>
          <text:p text:style-name="P8"><text:span text:style-name="Strong_20_Emphasis">Редакторы кода:</text:span> Знание инструментов разработки, таких как Visual Studio Code, Sublime Text.</text:p>
        </text:list-item>
        <text:list-item>
          <text:p text:style-name="P18"><text:span text:style-name="Strong_20_Emphasis">Отладка:</text:span> Использование отладчиков PHP, инструментов разработчика браузера.</text:p>
        </text:list-item>
      </text:list>
      <text:p text:style-name="P9">Это основы, но в разработке для WordPress есть много деталей и нюансов, которые могут быть полезны в работе. Постоянное обновление знаний и опыт работы с WordPress поможет разработчику создавать более эффективные и инновационные проект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8T20:10:08.53</dc:date>
    <meta:document-statistic meta:table-count="0" meta:image-count="0" meta:object-count="0" meta:page-count="2" meta:paragraph-count="30" meta:word-count="262" meta:character-count="1903"/>
    <dc:creator>Dima Wide</dc:creator>
    <meta:user-defined meta:name="Info 1"/>
    <meta:user-defined meta:name="Info 2"/>
    <meta:user-defined meta:name="Info 3"/>
    <meta:user-defined meta:name="Info 4"/>
  </office:meta>
</office:document-meta>
</file>